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JavaScript; 
				Node.js; 
				React; 
				UI/UX; 
				Responsive Design; 
				Prototyping; 
				Python; 
				Git; GitHub; 
				HTML5/CSS3; 
				MongoDB; 
				Bash; 
				Powershell; 
				GNU/Linux; 
				Blockchain Knowledge; 
				OBS Studio; 
				FFmpeg; 
				FL Studio; 
				Affinity Photo; 
				Microsoft Office; 
				Filmora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-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Created a cross-platform Python bootstrapper solution enabling seamless server-client connectivity</text:p>
      <text:p text:style-name="Normal">Collaborated with a team of developers in an agile environment to enhance product functionality through code reviews</text:p>
      <text:p text:style-name="Normal">Conducted audits for fair-use compliance and integrated legal research into the solution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with the objective to revive buffets that had to close due to Covid.  This project's user-interaction model drew inspiration from how Korean barbecue establishments operate.</text:p>
      <text:p text:style-name="Normal">Engineered interactive customer and staff interfaces as part of a scalable web app workflow</text:p>
      <text:p text:style-name="Normal">Pioneered a responsive dining user experience (UX), optimized for mobile devices and safe dining practices</text:p>
      <text:p text:style-name="Normal">Designed and developed a cashier system and bussing tool for order preparation tracking in real-time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a significant full-stack web infrastructure project.</text:p>
      <text:p text:style-name="Normal">Developed a scalable Node.js-based interface to replicate a legacy system's back-end functionality</text:p>
      <text:p text:style-name="Normal">Collaborated with the community for rapid prototyping and refinement of ActionScript code</text:p>
      <text:p text:style-name="Normal">Facilitated the development of thousands of engaging video outputs, showcasing scalability in consumer-facing tools</text:p>
      <text:h text:style-name="Heading3">Tubeup (Aug 2023)</text:h>
      <text:p text:style-name="Normal">https://github.com/bibanon/tubeup</text:p>
      <text:p text:style-name="Normal">Tubeup is a project I reviewed and contributed code to re-upload videos from a YouTube channel to the Internet Archive.</text:p>
      <text:p text:style-name="Normal">Utilized Python-based tooling to debug and optimize re-upload tasks for a high volume of digital video assets</text:p>
      <text:p text:style-name="Normal">Conducted repository maintenance to integrate fixes for compatibility and modular performance</text:p>
      <text:h text:style-name="Heading3">Time is Musical (May 2021 - Feb 2022)</text:h>
      <text:p text:style-name="Normal">https://github.com/Windows81/Time-Is-Musical</text:p>
      <text:p text:style-name="Normal">Time is Musical is a musical adaptation of the WWV time station.</text:p>
      <text:p text:style-name="Normal">Developed a live-streaming algorithm using FFmpeg and Python to create generative music experiences</text:p>
      <text:p text:style-name="Normal">Designed a scalable composition framework leveraging Python scripting and media design pipelines</text:p>
      <text:p text:style-name="Normal">Integrated UX-forward features designed to engage live-stream audiences with music interactivity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